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2">
          <table:table-cell office:value-type="string">
            <text:p>#f [Hz]</text:p>
          </table:table-cell>
          <table:table-cell office:value-type="string">
            <text:p>df [Hz]</text:p>
          </table:table-cell>
          <table:table-cell office:value-type="string">
            <text:p>U_E <text:s/>[V]</text:p>
          </table:table-cell>
          <table:table-cell office:value-type="string">
            <text:p>dU_E [V]</text:p>
          </table:table-cell>
          <table:table-cell office:value-type="string">
            <text:p>U_A [V]</text:p>
          </table:table-cell>
          <table:table-cell office:value-type="string">
            <text:p>dU_A [V]</text:p>
          </table:table-cell>
          <table:table-cell office:value-type="string">
            <text:p>U_A/U_E</text:p>
          </table:table-cell>
          <table:table-cell office:value-type="string">
            <text:p>d U_A/U_E</text:p>
          </table:table-cell>
        </table:table-row>
        <table:table-row table:style-name="ro4">
          <table:table-cell office:value-type="float" office:value="10.5">
            <text:p>10.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02">
            <text:p>0.02</text:p>
          </table:table-cell>
          <table:table-cell table:formula="of:=[.E2]/[.C2]" office:value-type="float" office:value="0.57">
            <text:p>0.57</text:p>
          </table:table-cell>
          <table:table-cell table:formula="of:=(([.F2]/[.E2])+([.D2]/[.C2]))*[.G2]" office:value-type="float" office:value="0.0314">
            <text:p>0.0314</text:p>
          </table:table-cell>
        </table:table-row>
        <table:table-row table:style-name="ro4">
          <table:table-cell office:value-type="float" office:value="5.1">
            <text:p>5.1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formula="of:=[.E3]/[.C3]" office:value-type="float" office:value="0.348314606741573">
            <text:p>0.3483146067</text:p>
          </table:table-cell>
          <table:table-cell table:formula="of:=(([.F3]/[.E3])+([.D3]/[.C3]))*[.G3]" office:value-type="float" office:value="0.030299204645878">
            <text:p>0.0302992046</text:p>
          </table:table-cell>
        </table:table-row>
        <table:table-row table:style-name="ro4">
          <table:table-cell office:value-type="float" office:value="11.9">
            <text:p>11.9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02">
            <text:p>0.02</text:p>
          </table:table-cell>
          <table:table-cell table:formula="of:=[.E4]/[.C4]" office:value-type="float" office:value="0.433333333333333">
            <text:p>0.4333333333</text:p>
          </table:table-cell>
          <table:table-cell table:formula="of:=(([.F4]/[.E4])+([.D4]/[.C4]))*[.G4]" office:value-type="float" office:value="0.0191111111111111">
            <text:p>0.0191111111</text:p>
          </table:table-cell>
        </table:table-row>
        <table:table-row table:style-name="ro4">
          <table:table-cell office:value-type="float" office:value="34.7">
            <text:p>34.7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1.7">
            <text:p>1.7</text:p>
          </table:table-cell>
          <table:table-cell office:value-type="float" office:value="0.05">
            <text:p>0.05</text:p>
          </table:table-cell>
          <table:table-cell table:formula="of:=[.E5]/[.C5]" office:value-type="float" office:value="0.85">
            <text:p>0.85</text:p>
          </table:table-cell>
          <table:table-cell table:formula="of:=(([.F5]/[.E5])+([.D5]/[.C5]))*[.G5]" office:value-type="float" office:value="0.04625">
            <text:p>0.04625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5">
            <text:p>0.05</text:p>
          </table:table-cell>
          <table:table-cell office:value-type="float" office:value="2.2">
            <text:p>2.2</text:p>
          </table:table-cell>
          <table:table-cell office:value-type="float" office:value="0.05">
            <text:p>0.05</text:p>
          </table:table-cell>
          <table:table-cell table:formula="of:=[.E6]/[.C6]" office:value-type="float" office:value="0.88">
            <text:p>0.88</text:p>
          </table:table-cell>
          <table:table-cell table:formula="of:=(([.F6]/[.E6])+([.D6]/[.C6]))*[.G6]" office:value-type="float" office:value="0.0376">
            <text:p>0.0376</text:p>
          </table:table-cell>
        </table:table-row>
        <table:table-row table:style-name="ro4">
          <table:table-cell office:value-type="float" office:value="70.9">
            <text:p>70.9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office:value-type="float" office:value="2.45">
            <text:p>2.45</text:p>
          </table:table-cell>
          <table:table-cell office:value-type="float" office:value="0.05">
            <text:p>0.05</text:p>
          </table:table-cell>
          <table:table-cell table:formula="of:=[.E7]/[.C7]" office:value-type="float" office:value="0.875">
            <text:p>0.875</text:p>
          </table:table-cell>
          <table:table-cell table:formula="of:=(([.F7]/[.E7])+([.D7]/[.C7]))*[.G7]" office:value-type="float" office:value="0.0334821428571429">
            <text:p>0.0334821429</text:p>
          </table:table-cell>
        </table:table-row>
        <table:table-row table:style-name="ro4">
          <table:table-cell office:value-type="float" office:value="102.5">
            <text:p>102.5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2.65">
            <text:p>2.65</text:p>
          </table:table-cell>
          <table:table-cell office:value-type="float" office:value="0.05">
            <text:p>0.05</text:p>
          </table:table-cell>
          <table:table-cell table:formula="of:=[.E8]/[.C8]" office:value-type="float" office:value="0.883333333333333">
            <text:p>0.8833333333</text:p>
          </table:table-cell>
          <table:table-cell table:formula="of:=(([.F8]/[.E8])+([.D8]/[.C8]))*[.G8]" office:value-type="float" office:value="0.0313888888888889">
            <text:p>0.0313888889</text:p>
          </table:table-cell>
        </table:table-row>
        <table:table-row table:style-name="ro4">
          <table:table-cell office:value-type="float" office:value="154.9">
            <text:p>154.9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2.75">
            <text:p>2.75</text:p>
          </table:table-cell>
          <table:table-cell office:value-type="float" office:value="0.05">
            <text:p>0.05</text:p>
          </table:table-cell>
          <table:table-cell table:formula="of:=[.E9]/[.C9]" office:value-type="float" office:value="0.887096774193548">
            <text:p>0.8870967742</text:p>
          </table:table-cell>
          <table:table-cell table:formula="of:=(([.F9]/[.E9])+([.D9]/[.C9]))*[.G9]" office:value-type="float" office:value="0.0304370447450572">
            <text:p>0.0304370447</text:p>
          </table:table-cell>
        </table:table-row>
        <table:table-row table:style-name="ro4">
          <table:table-cell office:value-type="float" office:value="256.8">
            <text:p>256.8</text:p>
          </table:table-cell>
          <table:table-cell office:value-type="float" office:value="0.1">
            <text:p>0.1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table:formula="of:=[.E10]/[.C10]" office:value-type="float" office:value="0.888888888888889">
            <text:p>0.8888888889</text:p>
          </table:table-cell>
          <table:table-cell table:formula="of:=(([.F10]/[.E10])+([.D10]/[.C10]))*[.G10]" office:value-type="float" office:value="0.0299823633156966">
            <text:p>0.0299823633</text:p>
          </table:table-cell>
        </table:table-row>
        <table:table-row table:style-name="ro4">
          <table:table-cell office:value-type="float" office:value="20980">
            <text:p>2098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15">
            <text:p>0.15</text:p>
          </table:table-cell>
          <table:table-cell table:formula="of:=[.E11]/[.C11]" office:value-type="float" office:value="0.953125">
            <text:p>0.953125</text:p>
          </table:table-cell>
          <table:table-cell table:formula="of:=(([.F11]/[.E11])+([.D11]/[.C11]))*[.G11]" office:value-type="float" office:value="0.061767578125">
            <text:p>0.0617675781</text:p>
          </table:table-cell>
        </table:table-row>
        <table:table-row table:style-name="ro4">
          <table:table-cell office:value-type="float" office:value="11880">
            <text:p>1188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2.9">
            <text:p>2.9</text:p>
          </table:table-cell>
          <table:table-cell office:value-type="float" office:value="0.15">
            <text:p>0.15</text:p>
          </table:table-cell>
          <table:table-cell table:formula="of:=[.E12]/[.C12]" office:value-type="float" office:value="0.90625">
            <text:p>0.90625</text:p>
          </table:table-cell>
          <table:table-cell table:formula="of:=(([.F12]/[.E12])+([.D12]/[.C12]))*[.G12]" office:value-type="float" office:value="0.06103515625">
            <text:p>0.0610351563</text:p>
          </table:table-cell>
        </table:table-row>
        <table:table-row table:style-name="ro4">
          <table:table-cell office:value-type="float" office:value="29910">
            <text:p>2991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3.4">
            <text:p>3.4</text:p>
          </table:table-cell>
          <table:table-cell office:value-type="float" office:value="0.15">
            <text:p>0.15</text:p>
          </table:table-cell>
          <table:table-cell table:formula="of:=[.E13]/[.C13]" office:value-type="float" office:value="1.0625">
            <text:p>1.0625</text:p>
          </table:table-cell>
          <table:table-cell table:formula="of:=(([.F13]/[.E13])+([.D13]/[.C13]))*[.G13]" office:value-type="float" office:value="0.0634765625">
            <text:p>0.0634765625</text:p>
          </table:table-cell>
        </table:table-row>
        <table:table-row table:style-name="ro4">
          <table:table-cell office:value-type="float" office:value="37710">
            <text:p>3771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15">
            <text:p>0.15</text:p>
          </table:table-cell>
          <table:table-cell table:formula="of:=[.E14]/[.C14]" office:value-type="float" office:value="1.25">
            <text:p>1.25</text:p>
          </table:table-cell>
          <table:table-cell table:formula="of:=(([.F14]/[.E14])+([.D14]/[.C14]))*[.G14]" office:value-type="float" office:value="0.06640625">
            <text:p>0.06640625</text:p>
          </table:table-cell>
        </table:table-row>
        <table:table-row table:style-name="ro4">
          <table:table-cell office:value-type="float" office:value="45450">
            <text:p>4545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float" office:value="0.15">
            <text:p>0.15</text:p>
          </table:table-cell>
          <table:table-cell table:formula="of:=[.E15]/[.C15]" office:value-type="float" office:value="1.5625">
            <text:p>1.5625</text:p>
          </table:table-cell>
          <table:table-cell table:formula="of:=(([.F15]/[.E15])+([.D15]/[.C15]))*[.G15]" office:value-type="float" office:value="0.0712890625">
            <text:p>0.0712890625</text:p>
          </table:table-cell>
        </table:table-row>
        <table:table-row table:style-name="ro4">
          <table:table-cell office:value-type="float" office:value="49730">
            <text:p>4973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15">
            <text:p>0.15</text:p>
          </table:table-cell>
          <table:table-cell table:formula="of:=[.E16]/[.C16]" office:value-type="float" office:value="1.875">
            <text:p>1.875</text:p>
          </table:table-cell>
          <table:table-cell table:formula="of:=(([.F16]/[.E16])+([.D16]/[.C16]))*[.G16]" office:value-type="float" office:value="0.076171875">
            <text:p>0.076171875</text:p>
          </table:table-cell>
        </table:table-row>
        <table:table-row table:style-name="ro4">
          <table:table-cell office:value-type="float" office:value="52760">
            <text:p>5276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formula="of:=[.E17]/[.C17]" office:value-type="float" office:value="2.1875">
            <text:p>2.1875</text:p>
          </table:table-cell>
          <table:table-cell table:formula="of:=(([.F17]/[.E17])+([.D17]/[.C17]))*[.G17]" office:value-type="float" office:value="0.0810546875">
            <text:p>0.0810546875</text:p>
          </table:table-cell>
        </table:table-row>
        <table:table-row table:style-name="ro4">
          <table:table-cell office:value-type="float" office:value="54960">
            <text:p>5496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table:formula="of:=[.E18]/[.C18]" office:value-type="float" office:value="2.5">
            <text:p>2.5</text:p>
          </table:table-cell>
          <table:table-cell table:formula="of:=(([.F18]/[.E18])+([.D18]/[.C18]))*[.G18]" office:value-type="float" office:value="0.0859375">
            <text:p>0.0859375</text:p>
          </table:table-cell>
        </table:table-row>
        <table:table-row table:style-name="ro4">
          <table:table-cell office:value-type="float" office:value="56610">
            <text:p>56610</text:p>
          </table:table-cell>
          <table:table-cell office:value-type="float" office:value="10">
            <text:p>1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float" office:value="0.15">
            <text:p>0.15</text:p>
          </table:table-cell>
          <table:table-cell table:formula="of:=[.E19]/[.C19]" office:value-type="float" office:value="2.8125">
            <text:p>2.8125</text:p>
          </table:table-cell>
          <table:table-cell table:formula="of:=(([.F19]/[.E19])+([.D19]/[.C19]))*[.G19]" office:value-type="float" office:value="0.0908203125">
            <text:p>0.0908203125</text:p>
          </table:table-cell>
        </table:table-row>
        <table:table-row table:style-name="ro4">
          <table:table-cell office:value-type="float" office:value="57900">
            <text:p>579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formula="of:=[.E20]/[.C20]" office:value-type="float" office:value="3.125">
            <text:p>3.125</text:p>
          </table:table-cell>
          <table:table-cell table:formula="of:=(([.F20]/[.E20])+([.D20]/[.C20]))*[.G20]" office:value-type="float" office:value="0.095703125">
            <text:p>0.095703125</text:p>
          </table:table-cell>
        </table:table-row>
        <table:table-row table:style-name="ro4">
          <table:table-cell office:value-type="float" office:value="59900">
            <text:p>599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float" office:value="0.45">
            <text:p>0.45</text:p>
          </table:table-cell>
          <table:table-cell table:formula="of:=[.E21]/[.C21]" office:value-type="float" office:value="3.75">
            <text:p>3.75</text:p>
          </table:table-cell>
          <table:table-cell table:formula="of:=(([.F21]/[.E21])+([.D21]/[.C21]))*[.G21]" office:value-type="float" office:value="0.19921875">
            <text:p>0.19921875</text:p>
          </table:table-cell>
        </table:table-row>
        <table:table-row table:style-name="ro4">
          <table:table-cell office:value-type="float" office:value="62600">
            <text:p>62600</text:p>
          </table:table-cell>
          <table:table-cell office:value-type="float" office:value="100">
            <text:p>100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45">
            <text:p>0.45</text:p>
          </table:table-cell>
          <table:table-cell table:formula="of:=[.E22]/[.C22]" office:value-type="float" office:value="4.76190476190476">
            <text:p>4.7619047619</text:p>
          </table:table-cell>
          <table:table-cell table:formula="of:=(([.F22]/[.E22])+([.D22]/[.C22]))*[.G22]" office:value-type="float" office:value="0.218442932728647">
            <text:p>0.2184429327</text:p>
          </table:table-cell>
        </table:table-row>
        <table:table-row table:style-name="ro4">
          <table:table-cell office:value-type="float" office:value="64000">
            <text:p>64000</text:p>
          </table:table-cell>
          <table:table-cell office:value-type="float" office:value="100">
            <text:p>100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16.5">
            <text:p>16.5</text:p>
          </table:table-cell>
          <table:table-cell office:value-type="float" office:value="0.45">
            <text:p>0.45</text:p>
          </table:table-cell>
          <table:table-cell table:formula="of:=[.E23]/[.C23]" office:value-type="float" office:value="5.23809523809524">
            <text:p>5.2380952381</text:p>
          </table:table-cell>
          <table:table-cell table:formula="of:=(([.F23]/[.E23])+([.D23]/[.C23]))*[.G23]" office:value-type="float" office:value="0.226001511715797">
            <text:p>0.2260015117</text:p>
          </table:table-cell>
        </table:table-row>
        <table:table-row table:style-name="ro4"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table:formula="of:=[.E24]/[.C24]" office:value-type="float" office:value="5.3968253968254">
            <text:p>5.3968253968</text:p>
          </table:table-cell>
          <table:table-cell table:formula="of:=(([.F24]/[.E24])+([.D24]/[.C24]))*[.G24]" office:value-type="float" office:value="0.228521038044848">
            <text:p>0.228521038</text:p>
          </table:table-cell>
        </table:table-row>
        <table:table-row table:style-name="ro4">
          <table:table-cell office:value-type="float" office:value="67300">
            <text:p>67300</text:p>
          </table:table-cell>
          <table:table-cell office:value-type="float" office:value="100">
            <text:p>100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0.45">
            <text:p>0.45</text:p>
          </table:table-cell>
          <table:table-cell table:formula="of:=[.E25]/[.C25]" office:value-type="float" office:value="5.07936507936508">
            <text:p>5.0793650794</text:p>
          </table:table-cell>
          <table:table-cell table:formula="of:=(([.F25]/[.E25])+([.D25]/[.C25]))*[.G25]" office:value-type="float" office:value="0.223481985386747">
            <text:p>0.2234819854</text:p>
          </table:table-cell>
        </table:table-row>
        <table:table-row table:style-name="ro4">
          <table:table-cell office:value-type="float" office:value="68900">
            <text:p>68900</text:p>
          </table:table-cell>
          <table:table-cell office:value-type="float" office:value="100">
            <text:p>100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table:formula="of:=[.E26]/[.C26]" office:value-type="float" office:value="4.44444444444444">
            <text:p>4.4444444444</text:p>
          </table:table-cell>
          <table:table-cell table:formula="of:=(([.F26]/[.E26])+([.D26]/[.C26]))*[.G26]" office:value-type="float" office:value="0.213403880070547">
            <text:p>0.2134038801</text:p>
          </table:table-cell>
        </table:table-row>
        <table:table-row table:style-name="ro4">
          <table:table-cell office:value-type="float" office:value="72300">
            <text:p>723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formula="of:=[.E27]/[.C27]" office:value-type="float" office:value="3.125">
            <text:p>3.125</text:p>
          </table:table-cell>
          <table:table-cell table:formula="of:=(([.F27]/[.E27])+([.D27]/[.C27]))*[.G27]" office:value-type="float" office:value="0.189453125">
            <text:p>0.189453125</text:p>
          </table:table-cell>
        </table:table-row>
        <table:table-row table:style-name="ro4">
          <table:table-cell office:value-type="float" office:value="74500">
            <text:p>745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table:formula="of:=[.E28]/[.C28]" office:value-type="float" office:value="2.5">
            <text:p>2.5</text:p>
          </table:table-cell>
          <table:table-cell table:formula="of:=(([.F28]/[.E28])+([.D28]/[.C28]))*[.G28]" office:value-type="float" office:value="0.0859375">
            <text:p>0.0859375</text:p>
          </table:table-cell>
        </table:table-row>
        <table:table-row table:style-name="ro4">
          <table:table-cell office:value-type="float" office:value="78000">
            <text:p>780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15">
            <text:p>0.15</text:p>
          </table:table-cell>
          <table:table-cell table:formula="of:=[.E29]/[.C29]" office:value-type="float" office:value="1.875">
            <text:p>1.875</text:p>
          </table:table-cell>
          <table:table-cell table:formula="of:=(([.F29]/[.E29])+([.D29]/[.C29]))*[.G29]" office:value-type="float" office:value="0.076171875">
            <text:p>0.076171875</text:p>
          </table:table-cell>
        </table:table-row>
        <table:table-row table:style-name="ro4">
          <table:table-cell office:value-type="float" office:value="80600">
            <text:p>806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float" office:value="0.15">
            <text:p>0.15</text:p>
          </table:table-cell>
          <table:table-cell table:formula="of:=[.E30]/[.C30]" office:value-type="float" office:value="1.5625">
            <text:p>1.5625</text:p>
          </table:table-cell>
          <table:table-cell table:formula="of:=(([.F30]/[.E30])+([.D30]/[.C30]))*[.G30]" office:value-type="float" office:value="0.0712890625">
            <text:p>0.0712890625</text:p>
          </table:table-cell>
        </table:table-row>
        <table:table-row table:style-name="ro4">
          <table:table-cell office:value-type="float" office:value="89500">
            <text:p>895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table:formula="of:=[.E31]/[.C31]" office:value-type="float" office:value="0.9375">
            <text:p>0.9375</text:p>
          </table:table-cell>
          <table:table-cell table:formula="of:=(([.F31]/[.E31])+([.D31]/[.C31]))*[.G31]" office:value-type="float" office:value="0.0615234375">
            <text:p>0.0615234375</text:p>
          </table:table-cell>
        </table:table-row>
        <table:table-row table:style-name="ro4">
          <table:table-cell office:value-type="float" office:value="99700">
            <text:p>997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f:=[.E32]/[.C32]" office:value-type="float" office:value="0.625">
            <text:p>0.625</text:p>
          </table:table-cell>
          <table:table-cell table:formula="of:=(([.F32]/[.E32])+([.D32]/[.C32]))*[.G32]" office:value-type="float" office:value="0.025390625">
            <text:p>0.025390625</text:p>
          </table:table-cell>
        </table:table-row>
        <table:table-row table:style-name="ro4">
          <table:table-cell office:value-type="float" office:value="109000">
            <text:p>109000</text:p>
          </table:table-cell>
          <table:table-cell office:value-type="float" office:value="100">
            <text:p>100</text:p>
          </table:table-cell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float" office:value="0.05">
            <text:p>0.05</text:p>
          </table:table-cell>
          <table:table-cell table:formula="of:=[.E33]/[.C33]" office:value-type="float" office:value="0.46875">
            <text:p>0.46875</text:p>
          </table:table-cell>
          <table:table-cell table:formula="of:=(([.F33]/[.E33])+([.D33]/[.C33]))*[.G33]" office:value-type="float" office:value="0.02294921875">
            <text:p>0.0229492188</text:p>
          </table:table-cell>
        </table:table-row>
        <table:table-row table:style-name="ro4">
          <table:table-cell office:value-type="float" office:value="125600">
            <text:p>125600</text:p>
          </table:table-cell>
          <table:table-cell office:value-type="float" office:value="100">
            <text:p>100</text:p>
          </table:table-cell>
          <table:table-cell office:value-type="float" office:value="3.25">
            <text:p>3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f:=[.E34]/[.C34]" office:value-type="float" office:value="0.307692307692308">
            <text:p>0.3076923077</text:p>
          </table:table-cell>
          <table:table-cell table:formula="of:=(([.F34]/[.E34])+([.D34]/[.C34]))*[.G34]" office:value-type="float" office:value="0.0201183431952663">
            <text:p>0.0201183432</text:p>
          </table:table-cell>
        </table:table-row>
        <table:table-row table:style-name="ro4">
          <table:table-cell office:value-type="float" office:value="134900">
            <text:p>134900</text:p>
          </table:table-cell>
          <table:table-cell office:value-type="float" office:value="100">
            <text:p>100</text:p>
          </table:table-cell>
          <table:table-cell office:value-type="float" office:value="3.25">
            <text:p>3.25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2">
            <text:p>0.02</text:p>
          </table:table-cell>
          <table:table-cell table:formula="of:=[.E35]/[.C35]" office:value-type="float" office:value="0.246153846153846">
            <text:p>0.2461538462</text:p>
          </table:table-cell>
          <table:table-cell table:formula="of:=(([.F35]/[.E35])+([.D35]/[.C35]))*[.G35]" office:value-type="float" office:value="0.00994082840236686">
            <text:p>0.0099408284</text:p>
          </table:table-cell>
        </table:table-row>
        <table:table-row table:style-name="ro4">
          <table:table-cell office:value-type="float" office:value="151200">
            <text:p>151200</text:p>
          </table:table-cell>
          <table:table-cell office:value-type="float" office:value="100">
            <text:p>100</text:p>
          </table:table-cell>
          <table:table-cell office:value-type="float" office:value="3.3">
            <text:p>3.3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2">
            <text:p>0.02</text:p>
          </table:table-cell>
          <table:table-cell table:formula="of:=[.E36]/[.C36]" office:value-type="float" office:value="0.181818181818182">
            <text:p>0.1818181818</text:p>
          </table:table-cell>
          <table:table-cell table:formula="of:=(([.F36]/[.E36])+([.D36]/[.C36]))*[.G36]" office:value-type="float" office:value="0.00881542699724518">
            <text:p>0.008815427</text:p>
          </table:table-cell>
        </table:table-row>
        <table:table-row table:style-name="ro4">
          <table:table-cell office:value-type="float" office:value="205100">
            <text:p>205100</text:p>
          </table:table-cell>
          <table:table-cell office:value-type="float" office:value="100">
            <text:p>100</text:p>
          </table:table-cell>
          <table:table-cell office:value-type="float" office:value="3.3">
            <text:p>3.3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table:formula="of:=[.E37]/[.C37]" office:value-type="float" office:value="0.0909090909090909">
            <text:p>0.0909090909</text:p>
          </table:table-cell>
          <table:table-cell table:formula="of:=(([.F37]/[.E37])+([.D37]/[.C37]))*[.G37]" office:value-type="float" office:value="0.00743801652892562">
            <text:p>0.0074380165</text:p>
          </table:table-cell>
        </table:table-row>
        <table:table-row table:style-name="ro4">
          <table:table-cell office:value-type="float" office:value="339900">
            <text:p>339900</text:p>
          </table:table-cell>
          <table:table-cell office:value-type="float" office:value="100">
            <text:p>100</text:p>
          </table:table-cell>
          <table:table-cell office:value-type="float" office:value="3.25">
            <text:p>3.25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formula="of:=[.E38]/[.C38]" office:value-type="float" office:value="0.0307692307692308">
            <text:p>0.0307692308</text:p>
          </table:table-cell>
          <table:table-cell table:formula="of:=(([.F38]/[.E38])+([.D38]/[.C38]))*[.G38]" office:value-type="float" office:value="0.00662721893491124">
            <text:p>0.006627218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5:58:16</meta:creation-date>
    <dc:date>2014-11-08T14:15:24</dc:date>
    <meta:editing-duration>PT4H8M38S</meta:editing-duration>
    <meta:editing-cycles>4</meta:editing-cycles>
    <meta:generator>LibreOffice/3.5$Linux_X86_64 LibreOffice_project/350m1$Build-2</meta:generator>
    <meta:document-statistic meta:table-count="3" meta:cell-count="304" meta:object-count="0"/>
  </office:meta>
</office:document-meta>
</file>